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rsid="001512db" officeooo:paragraph-rsid="001512db"/>
    </style:style>
    <style:style style:name="P10" style:family="paragraph" style:parent-style-name="Standard">
      <style:text-properties officeooo:paragraph-rsid="004cc287"/>
    </style:style>
    <style:style style:name="P11" style:family="paragraph" style:parent-style-name="Standard">
      <style:text-properties officeooo:rsid="004e8fd3" officeooo:paragraph-rsid="004e8fd3"/>
    </style:style>
    <style:style style:name="P12" style:family="paragraph" style:parent-style-name="Standard">
      <style:text-properties officeooo:rsid="005060a8" officeooo:paragraph-rsid="005060a8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10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1">Priznat je kao jedna od kljucnih tehnologija semantickog web-a.</text:p>
      <text:p text:style-name="P11"><text:soft-page-break/>SPARQL omogucuje upitima da se sastoje od obrazca trojke, subjekta predikata I objekta, kao I konjunkcije, disjunkcije I ostalih opcionih paterna.</text:p>
      <text:p text:style-name="P12">SPARQL dozvoljava pisanje zahteva koji se izvrsavaju nad podacima unutar baze podataka sacuvanih po RDF specifikaciji trojke subjekat-predikat-objekat.</text:p>
      <text:p text:style-name="P12"/>
      <text:p text:style-name="P12">In SQL relational database terms, RDF data can also be considered a table with three columns </text:p>
      <text:p text:style-name="P12">– the subject column, the predicate column, and the object column. </text:p>
      <text:p text:style-name="P12">The subject in RDF is analogous to an entity in a SQL database, </text:p>
      <text:p text:style-name="P12">where the data elements (or fields) for a given business object are placed in multiple columns, </text:p>
      <text:p text:style-name="P12">sometimes spread across more than one table, and identified by a unique key. </text:p>
      <text:p text:style-name="P12">In RDF, those fields are instead represented as separate predicate/object rows </text:p>
      <text:p text:style-name="P12">sharing the same subject, often the same unique key, with the predicate being analogous </text:p>
      <text:p text:style-name="P12">to the column name and the object the actual data. Unlike relational databases, </text:p>
      <text:p text:style-name="P12">the object column is heterogeneous: the per-cell data type is usually implied </text:p>
      <text:p text:style-name="P12">(or specified in the ontology) by the predicate value. Also unlike SQL, RDF can have </text:p>
      <text:p text:style-name="P12">multiple entries per predicate; for instance, one could have multiple "child" entries </text:p>
      <text:p text:style-name="P12">for a single "person", and can return collections of such objects, like "children".</text:p>
      <text:p text:style-name="P12"/>
      <text:p text:style-name="P12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9T03:04:38.864315313</dc:date>
    <meta:editing-duration>PT1H53M53S</meta:editing-duration>
    <meta:editing-cycles>16</meta:editing-cycles>
    <meta:document-statistic meta:table-count="0" meta:image-count="0" meta:object-count="0" meta:page-count="2" meta:paragraph-count="26" meta:word-count="752" meta:character-count="5047" meta:non-whitespace-character-count="4307"/>
  </office:meta>
</office:document-meta>
</file>